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003cb6" officeooo:paragraph-rsid="00003cb6"/>
    </style:style>
    <style:style style:name="P2" style:family="paragraph" style:parent-style-name="Standard">
      <style:text-properties fo:language="es" fo:country="ES" officeooo:rsid="00003cb6" officeooo:paragraph-rsid="00003cb6"/>
    </style:style>
    <style:style style:name="P3" style:family="paragraph" style:parent-style-name="Standard">
      <style:text-properties fo:language="es" fo:country="ES" officeooo:rsid="0001723b" officeooo:paragraph-rsid="00003cb6"/>
    </style:style>
    <style:style style:name="P4" style:family="paragraph" style:parent-style-name="Standard">
      <style:text-properties fo:language="es" fo:country="ES" officeooo:rsid="0001723b" officeooo:paragraph-rsid="0001723b"/>
    </style:style>
    <style:style style:name="T1" style:family="text">
      <style:text-properties officeooo:rsid="000172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URL DE VIDEO SOBRE ESTE DOCUMENTO</text:p>
      <text:p text:style-name="P4"/>
      <text:p text:style-name="P4"><text:a xlink:type="simple" xlink:href="https://www.youtube.com/watch?v=YbKhyMbKSrQ" text:style-name="Internet_20_link" text:visited-style-name="Visited_20_Internet_20_Link">https://www.youtube.com/watch?v=YbKhyMbKSrQ</text:a></text:p>
      <text:p text:style-name="P4"/>
      <text:p text:style-name="P1"/>
      <text:p text:style-name="P1">El internet llega de <text:s/>3 maneras diferentes</text:p>
      <text:p text:style-name="P1"/>
      <text:p text:style-name="P1">coaxial <text:s/></text:p>
      <text:p text:style-name="P1"/>
      <text:p text:style-name="P1">fibra optica</text:p>
      <text:p text:style-name="P1"/>
      <text:p text:style-name="P1">rsdi o adsl</text:p>
      <text:p text:style-name="P1"/>
      <text:p text:style-name="P1"/>
      <text:p text:style-name="P1"/>
      <text:p text:style-name="P1">dos estandare de red datos</text:p>
      <text:p text:style-name="P1"/>
      <text:p text:style-name="P1"/>
      <text:p text:style-name="P1"><text:span text:style-name="T1">5</text:span>ghz</text:p>
      <text:p text:style-name="P1"/>
      <text:p text:style-name="P1"/>
      <text:p text:style-name="P1"><text:s/><text:span text:style-name="T1">2.4</text:span>ghz</text:p>
      <text:p text:style-name="P1"/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9-01-09T10:47:13.657000000</dc:date>
    <meta:editing-duration>PT13M37S</meta:editing-duration>
    <meta:editing-cycles>2</meta:editing-cycles>
    <meta:document-statistic meta:table-count="0" meta:image-count="0" meta:object-count="0" meta:page-count="1" meta:paragraph-count="9" meta:word-count="27" meta:character-count="187" meta:non-whitespace-character-count="165"/>
  </office:meta>
</office:document-meta>
</file>